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ec54" officeooo:paragraph-rsid="0014ec54"/>
    </style:style>
    <style:style style:name="P2" style:family="paragraph" style:parent-style-name="Text_20_body">
      <style:text-properties officeooo:rsid="0014ec54" officeooo:paragraph-rsid="0014ec54"/>
    </style:style>
    <style:style style:name="P3" style:family="paragraph" style:parent-style-name="Text_20_body">
      <style:text-properties officeooo:rsid="0018be5b" officeooo:paragraph-rsid="0018be5b"/>
    </style:style>
    <style:style style:name="P4" style:family="paragraph" style:parent-style-name="Text_20_body">
      <style:text-properties style:font-name="monospace" officeooo:rsid="001a9ca3" officeooo:paragraph-rsid="001a9ca3"/>
    </style:style>
    <style:style style:name="P5" style:family="paragraph" style:parent-style-name="Text_20_body">
      <style:paragraph-properties fo:text-align="justify" style:justify-single-word="false"/>
      <style:text-properties style:font-name="monospace" officeooo:rsid="001b2bcf" officeooo:paragraph-rsid="001b2bcf"/>
    </style:style>
    <style:style style:name="P6" style:family="paragraph" style:parent-style-name="Heading_20_1">
      <style:text-properties officeooo:rsid="0014ec54" officeooo:paragraph-rsid="0014ec54"/>
    </style:style>
    <style:style style:name="P7" style:family="paragraph" style:parent-style-name="Heading_20_3">
      <style:text-properties officeooo:rsid="0014ec54" officeooo:paragraph-rsid="0014ec54"/>
    </style:style>
    <style:style style:name="P8" style:family="paragraph" style:parent-style-name="Heading_20_3">
      <style:text-properties officeooo:rsid="00172582" officeooo:paragraph-rsid="00172582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monospace1"/>
    </style:style>
    <style:style style:name="T4" style:family="text">
      <style:text-properties style:font-name="Liberation Serif"/>
    </style:style>
    <style:style style:name="T5" style:family="text">
      <style:text-properties officeooo:rsid="001c9b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Zadanie 7</text:h>
      <text:h text:style-name="P7" text:outline-level="3">7.1 Opis problemu:</text:h>
      <text:p text:style-name="P2">Obliczyć wartość pochodnej funkcji <draw:frame draw:style-name="fr1" draw:name="Object1" text:anchor-type="as-char" svg:y="-0.152in" svg:width="1.6563in" svg:height="0.2in" draw:z-index="0"><draw:object xlink:href="./Object 1" xlink:type="simple" xlink:show="embed" xlink:actuate="onLoad"/><draw:image xlink:href="./ObjectReplacements/Object 1" xlink:type="simple" xlink:show="embed" xlink:actuate="onLoad"/></draw:frame>, w punkcie x<text:span text:style-name="T1">0</text:span><text:span text:style-name="T2"> = 1, dokładnie oraz przy użyciu przybliżonego wzoru </text:span><text:span text:style-name="T2"><draw:frame draw:style-name="fr1" draw:name="Object2" text:anchor-type="as-char" svg:y="-0.272in" svg:width="1.6717in" svg:height="0.421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h text:style-name="P7" text:outline-level="3">7.2 Rozwiązanie</text:h>
      <text:p text:style-name="P2">Implementacja w języku <text:span text:style-name="T3">Julia</text:span><text:span text:style-name="T4">.</text:span></text:p>
      <text:h text:style-name="P7" text:outline-level="3">7.3 Wyniki:</text:h>
      <text:p text:style-name="P5">Exact_value: 0.11694228168853815</text:p>
      <text:p text:style-name="P5">n=0 2.0179892252685967<text:tab/><text:tab/>Błąd: 1.9010469435800585</text:p>
      <text:p text:style-name="P5">n=1 1.8704413979316472<text:tab/><text:tab/>Błąd: 1.753499116243109</text:p>
      <text:p text:style-name="P5">n=2 1.1077870952342974<text:tab/><text:tab/>Błąd: 0.9908448135457593</text:p>
      <text:p text:style-name="P5">n=3 0.6232412792975817<text:tab/><text:tab/>Błąd: 0.5062989976090435</text:p>
      <text:p text:style-name="P5">...</text:p>
      <text:p text:style-name="P5">n=50 0.0<text:tab/><text:tab/><text:tab/><text:tab/><text:tab/>Błąd: 0.11694228168853815</text:p>
      <text:p text:style-name="P5">n=51 0.0<text:tab/><text:tab/><text:tab/><text:tab/><text:tab/>Błąd: 0.11694228168853815</text:p>
      <text:p text:style-name="P5">n=52 -0.5<text:tab/><text:tab/><text:tab/><text:tab/><text:tab/>Błąd: 0.6169422816885382</text:p>
      <text:p text:style-name="P5">n=53 0.0<text:tab/><text:tab/><text:tab/><text:tab/><text:tab/>Błąd: 0.11694228168853815</text:p>
      <text:p text:style-name="P5">n=54 0.0<text:tab/><text:tab/><text:tab/><text:tab/><text:tab/>Błąd: 0.11694228168853815</text:p>
      <text:p text:style-name="P4"/>
      <text:h text:style-name="P8" text:outline-level="3">7.4 Wnioski:</text:h>
      <text:p text:style-name="P3">Widzimy, że wartoś<text:span text:style-name="T5">c</text:span>i 1 + h cały czas zbliżają się do 1. Więc mamy tutaj ponownie redukcję liczb znaczących podczas odejmowania dwóch bardzo sobie bliskich liczb. Od pewnego momentu wartość h jest na tyle mała że błąd podczas odejmowania wynosi 10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ec54" officeooo:paragraph-rsid="0014ec5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8:42:38.248294669</meta:creation-date>
    <dc:date>2017-10-22T20:01:39.566362741</dc:date>
    <meta:editing-duration>PT27M42S</meta:editing-duration>
    <meta:editing-cycles>8</meta:editing-cycles>
    <meta:generator>LibreOffice/5.3.6.1$Linux_X86_64 LibreOffice_project/30m0$Build-1</meta:generator>
    <meta:document-statistic meta:table-count="0" meta:image-count="0" meta:object-count="2" meta:page-count="1" meta:paragraph-count="20" meta:word-count="114" meta:character-count="877" meta:non-whitespace-character-count="75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row>
          <mo fence="true" stretchy="false">(</mo>
          <mrow>
            <mi>x</mi>
          </mrow>
          <mo fence="true" stretchy="false">)</mo>
        </mrow>
        <mo stretchy="false">+</mo>
        <mi>cos</mi>
      </mrow>
      <mrow>
        <mo fence="true" stretchy="false">(</mo>
        <mrow>
          <mrow>
            <mn>3</mn>
            <mo stretchy="false">⋅</mo>
            <mi>x</mi>
          </mrow>
        </mrow>
        <mo fence="true" stretchy="false">)</mo>
      </mrow>
    </mrow>
    <annotation encoding="StarMath 5.0">f( x ) = sin( x ) + cos( 3 cdot x )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i>h</mi>
        </mfrac>
      </mrow>
    </mrow>
    <annotation encoding="StarMath 5.0">f'( x ) = {f(x_0 + h) - f(x_0)} over {h} </annotation>
  </semantics>
</math>
</file>